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/>
      <text:p text:style-name="P2"><text:span text:style-name="T2_1">-<text:s/></text:span><text:span text:style-name="T2_2">make</text:span><text:span text:style-name="T2_3"><text:s/></text:span><text:span text:style-name="T2_4">Firmata</text:span><text:span text:style-name="T2_5"><text:s/></text:span><text:span text:style-name="T2_6">a</text:span><text:span text:style-name="T2_7"><text:s/></text:span><text:span text:style-name="T2_8">subclass</text:span><text:span text:style-name="T2_9"><text:s/></text:span><text:span text:style-name="T2_10">of</text:span><text:span text:style-name="T2_11"><text:s/></text:span><text:span text:style-name="T2_12">HardwareSerial</text:span></text:p>
      <text:p text:style-name="P3"/>
      <text:p text:style-name="P4"><text:span text:style-name="T4_1">-<text:s/></text:span><text:span text:style-name="T4_2">per</text:span><text:span text:style-name="T4_3">-</text:span><text:span text:style-name="T4_4">pin</text:span><text:span text:style-name="T4_5"><text:s/></text:span><text:span text:style-name="T4_6">digital</text:span><text:span text:style-name="T4_7"><text:s/></text:span><text:span text:style-name="T4_8">callback</text:span><text:span text:style-name="T4_9">,<text:s/></text:span><text:span text:style-name="T4_10">since</text:span><text:span text:style-name="T4_11"><text:s/></text:span><text:span text:style-name="T4_12">the</text:span><text:span text:style-name="T4_13"><text:s/></text:span><text:span text:style-name="T4_14">per</text:span><text:span text:style-name="T4_15">-</text:span><text:span text:style-name="T4_16">port</text:span><text:span text:style-name="T4_17"><text:s/></text:span><text:span text:style-name="T4_18">callback</text:span><text:span text:style-name="T4_19"><text:s/></text:span><text:span text:style-name="T4_20">is</text:span><text:span text:style-name="T4_21"><text:s/></text:span><text:span text:style-name="T4_22">a</text:span><text:span text:style-name="T4_23"><text:s/></text:span><text:span text:style-name="T4_24">bit</text:span><text:span text:style-name="T4_25"><text:s/></text:span><text:span text:style-name="T4_26">complicated</text:span></text:p>
      <text:p text:style-name="P5"><text:span text:style-name="T5_1"><text:s text:c="2"/></text:span><text:span text:style-name="T5_2">for</text:span><text:span text:style-name="T5_3"><text:s/></text:span><text:span text:style-name="T5_4">beginners</text:span><text:span text:style-name="T5_5"><text:s/>(</text:span><text:span text:style-name="T5_6">maybe</text:span><text:span text:style-name="T5_7"><text:s/></text:span><text:span text:style-name="T5_8">Firmata</text:span><text:span text:style-name="T5_9"><text:s/></text:span><text:span text:style-name="T5_10">is</text:span><text:span text:style-name="T5_11"><text:s/></text:span><text:span text:style-name="T5_12">not</text:span><text:span text:style-name="T5_13"><text:s/></text:span><text:span text:style-name="T5_14">for</text:span><text:span text:style-name="T5_15"><text:s/></text:span><text:span text:style-name="T5_16">beginners</text:span><text:span text:style-name="T5_17">...)</text:span></text:p>
      <text:p text:style-name="P6"/>
      <text:p text:style-name="P7"><text:span text:style-name="T7_1">-<text:s/></text:span><text:span text:style-name="T7_2">simplify</text:span><text:span text:style-name="T7_3"><text:s/></text:span><text:span text:style-name="T7_4">SimpleDigitalFirmata</text:span><text:span text:style-name="T7_5">,<text:s/></text:span><text:span text:style-name="T7_6">take</text:span><text:span text:style-name="T7_7"><text:s/></text:span><text:span text:style-name="T7_8">out</text:span><text:span text:style-name="T7_9"><text:s/></text:span><text:span text:style-name="T7_10">the</text:span><text:span text:style-name="T7_11"><text:s/></text:span><text:span text:style-name="T7_12">code</text:span><text:span text:style-name="T7_13"><text:s/></text:span><text:span text:style-name="T7_14">that</text:span><text:span text:style-name="T7_15"><text:s/></text:span><text:span text:style-name="T7_16">checks</text:span><text:span text:style-name="T7_17"><text:s/></text:span><text:span text:style-name="T7_18">to</text:span><text:span text:style-name="T7_19"><text:s/></text:span><text:span text:style-name="T7_20">see</text:span><text:span text:style-name="T7_21"><text:s/></text:span><text:span text:style-name="T7_22">if</text:span><text:span text:style-name="T7_23"><text:s/></text:span><text:span text:style-name="T7_24">the</text:span></text:p>
      <text:p text:style-name="P8"><text:span text:style-name="T8_1"><text:s text:c="2"/></text:span><text:span text:style-name="T8_2">data</text:span><text:span text:style-name="T8_3"><text:s/></text:span><text:span text:style-name="T8_4">has</text:span><text:span text:style-name="T8_5"><text:s/></text:span><text:span text:style-name="T8_6">changed</text:span><text:span text:style-name="T8_7">,<text:s/></text:span><text:span text:style-name="T8_8">since</text:span><text:span text:style-name="T8_9"><text:s/></text:span><text:span text:style-name="T8_10">it</text:span><text:span text:style-name="T8_11"><text:s/></text:span><text:span text:style-name="T8_12">is</text:span><text:span text:style-name="T8_13"><text:s/></text:span><text:span text:style-name="T8_14">a</text:span><text:span text:style-name="T8_15"><text:s/></text:span><text:span text:style-name="T8_16">bit</text:span><text:span text:style-name="T8_17"><text:s/></text:span><text:span text:style-name="T8_18">complicated</text:span><text:span text:style-name="T8_19"><text:s/></text:span><text:span text:style-name="T8_20">for</text:span><text:span text:style-name="T8_21"><text:s/></text:span><text:span text:style-name="T8_22">this</text:span><text:span text:style-name="T8_23"><text:s/></text:span><text:span text:style-name="T8_24">example</text:span><text:span text:style-name="T8_25">.<text:s text:c="2"/></text:span><text:span text:style-name="T8_26">Ideally</text:span></text:p>
      <text:p text:style-name="P9"><text:span text:style-name="T9_1"><text:s text:c="2"/></text:span><text:span text:style-name="T9_2">this</text:span><text:span text:style-name="T9_3"><text:s/></text:span><text:span text:style-name="T9_4">example</text:span><text:span text:style-name="T9_5"><text:s/></text:span><text:span text:style-name="T9_6">would</text:span><text:span text:style-name="T9_7"><text:s/></text:span><text:span text:style-name="T9_8">be</text:span><text:span text:style-name="T9_9"><text:s/></text:span><text:span text:style-name="T9_10">based</text:span><text:span text:style-name="T9_11"><text:s/></text:span><text:span text:style-name="T9_12">on</text:span><text:span text:style-name="T9_13"><text:s/></text:span><text:span text:style-name="T9_14">a</text:span><text:span text:style-name="T9_15"><text:s/></text:span><text:span text:style-name="T9_16">call</text:span></text:p>
      <text:p text:style-name="P10"/>
      <text:p text:style-name="P11"><text:span text:style-name="T11_1">-<text:s/></text:span><text:span text:style-name="T11_2">turn</text:span><text:span text:style-name="T11_3"><text:s/></text:span><text:span text:style-name="T11_4">current</text:span><text:span text:style-name="T11_5"><text:s/></text:span><text:span text:style-name="T11_6">SimpleDigitalFirmata</text:span><text:span text:style-name="T11_7"><text:s/></text:span><text:span text:style-name="T11_8">into</text:span><text:span text:style-name="T11_9"><text:s/></text:span><text:span text:style-name="T11_10">DigitalPortFirmata</text:span><text:span text:style-name="T11_11"><text:s/></text:span><text:span text:style-name="T11_12">for</text:span><text:span text:style-name="T11_13"><text:s/></text:span><text:span text:style-name="T11_14">a</text:span><text:span text:style-name="T11_15"><text:s/></text:span><text:span text:style-name="T11_16">more</text:span><text:span text:style-name="T11_17"><text:s/></text:span><text:span text:style-name="T11_18">complex</text:span></text:p>
      <text:p text:style-name="P12"><text:span text:style-name="T12_1"><text:s text:c="2"/></text:span><text:span text:style-name="T12_2">example</text:span><text:span text:style-name="T12_3"><text:s/></text:span><text:span text:style-name="T12_4">using</text:span><text:span text:style-name="T12_5"><text:s/></text:span><text:span text:style-name="T12_6">the</text:span><text:span text:style-name="T12_7"><text:s/></text:span><text:span text:style-name="T12_8">code</text:span><text:span text:style-name="T12_9"><text:s/></text:span><text:span text:style-name="T12_10">which</text:span><text:span text:style-name="T12_11"><text:s/></text:span><text:span text:style-name="T12_12">checks</text:span><text:span text:style-name="T12_13"><text:s/></text:span><text:span text:style-name="T12_14">for</text:span><text:span text:style-name="T12_15"><text:s/></text:span><text:span text:style-name="T12_16">changes</text:span><text:span text:style-name="T12_17"><text:s/></text:span><text:span text:style-name="T12_18">before</text:span><text:span text:style-name="T12_19"><text:s/></text:span><text:span text:style-name="T12_20">doing</text:span><text:span text:style-name="T12_21"><text:s/></text:span><text:span text:style-name="T12_22">anything</text:span></text:p>
      <text:p text:style-name="P13"/>
      <text:p text:style-name="P14"><text:span text:style-name="T14_1">-<text:s/></text:span><text:span text:style-name="T14_2">test</text:span><text:span text:style-name="T14_3"><text:s/></text:span><text:span text:style-name="T14_4">integration</text:span><text:span text:style-name="T14_5"><text:s/></text:span><text:span text:style-name="T14_6">with</text:span><text:span text:style-name="T14_7"><text:s/></text:span><text:span text:style-name="T14_8">Wiring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